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684cm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72bf44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svg:stroke-color="#72bf44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aad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solid" draw:stroke-dash="Fine_20_Dashed" svg:stroke-width="0.102cm" svg:stroke-color="#00aaad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84cm"/>
    </style:style>
    <style:style style:name="gr10" style:family="graphic" style:parent-style-name="objectwithoutfill">
      <style:graphic-properties draw:stroke="dash" draw:stroke-dash="Fine_20_Dashed" svg:stroke-width="0.102cm" svg:stroke-color="#72bf44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Fine_20_Dashed" svg:stroke-width="0.102cm" svg:stroke-color="#00aaad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55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4.943cm" svg:height="1.934cm" svg:x="1.645cm" svg:y="1.889cm">
          <draw:text-box>
            <text:p text:style-name="P1">SingleFlight</text:p>
            <text:p text:style-name="P2"/>
          </draw:text-box>
        </draw:frame>
        <draw:frame draw:style-name="gr2" draw:text-style-name="P4" xml:id="id1" draw:id="id1" draw:layer="layout" svg:width="1.963cm" svg:height="0.646cm" svg:x="3.667cm" svg:y="4.248cm">
          <draw:text-box>
            <text:p text:style-name="P2">goroutine</text:p>
          </draw:text-box>
        </draw:frame>
        <draw:frame draw:style-name="gr2" draw:text-style-name="P4" xml:id="id3" draw:id="id3" draw:layer="layout" svg:width="1.963cm" svg:height="0.646cm" svg:x="3.609cm" svg:y="6.28cm">
          <draw:text-box>
            <text:p text:style-name="P2">goroutine</text:p>
          </draw:text-box>
        </draw:frame>
        <draw:frame draw:style-name="gr2" draw:text-style-name="P4" xml:id="id4" draw:id="id4" draw:layer="layout" svg:width="1.963cm" svg:height="0.646cm" svg:x="3.921cm" svg:y="8.936cm">
          <draw:text-box>
            <text:p text:style-name="P2">goroutine</text:p>
          </draw:text-box>
        </draw:frame>
        <draw:frame draw:style-name="gr3" draw:text-style-name="P5" xml:id="id2" draw:id="id2" draw:layer="layout" svg:width="2.051cm" svg:height="0.962cm" svg:x="16.113cm" svg:y="5.699cm">
          <draw:text-box>
            <text:p>func1</text:p>
          </draw:text-box>
        </draw:frame>
        <draw:connector draw:style-name="gr4" draw:text-style-name="P6" draw:layer="layout" draw:type="curve" svg:x1="4.648cm" svg:y1="4.248cm" svg:x2="17.138cm" svg:y2="5.699cm" draw:start-shape="id1" draw:start-glue-point="0" draw:end-shape="id2" draw:end-glue-point="0" svg:d="M4648 4248c0-750 12490-1475 12490 1451" svg:viewBox="0 0 12491 2119">
          <text:p/>
        </draw:connector>
        <draw:connector draw:style-name="gr4" draw:text-style-name="P6" draw:layer="layout" draw:type="curve" svg:x1="17.138cm" svg:y1="6.661cm" svg:x2="4.648cm" svg:y2="4.894cm" draw:start-shape="id2" draw:start-glue-point="2" draw:end-shape="id1" draw:end-glue-point="2" svg:d="M17138 6661c0 750-12490 1633-12490-1767" svg:viewBox="0 0 12491 2459">
          <text:p/>
        </draw:connector>
        <draw:connector draw:style-name="gr5" draw:text-style-name="P6" draw:layer="layout" draw:type="curve" svg:x1="4.59cm" svg:y1="6.28cm" svg:x2="17.138cm" svg:y2="5.699cm" draw:start-shape="id3" draw:start-glue-point="0" draw:end-shape="id2" draw:end-glue-point="0" svg:d="M4590 6280c0-1621 12548-1331 12548-581" svg:viewBox="0 0 12549 1184">
          <text:p/>
        </draw:connector>
        <draw:connector draw:style-name="gr6" draw:text-style-name="P6" draw:layer="layout" draw:type="curve" svg:x1="17.138cm" svg:y1="6.661cm" svg:x2="4.59cm" svg:y2="6.926cm" draw:start-shape="id2" draw:start-glue-point="2" draw:end-shape="id3" draw:end-glue-point="2" svg:d="M17138 6661c0 1147-12548 1015-12548 265" svg:viewBox="0 0 12549 846">
          <text:p/>
        </draw:connector>
        <draw:connector draw:style-name="gr7" draw:text-style-name="P6" draw:layer="layout" draw:type="curve" draw:line-skew="0.616cm" svg:x1="4.902cm" svg:y1="8.936cm" svg:x2="17.138cm" svg:y2="5.699cm" draw:start-shape="id4" draw:start-glue-point="0" draw:end-shape="id2" draw:end-glue-point="0" svg:d="M4902 8936c0-4681 12236-3063 12236-3237" svg:viewBox="0 0 12237 3372">
          <text:p/>
        </draw:connector>
        <draw:connector draw:style-name="gr8" draw:text-style-name="P6" draw:layer="layout" draw:type="curve" draw:line-skew="-0.337cm" svg:x1="17.138cm" svg:y1="6.661cm" svg:x2="4.902cm" svg:y2="9.582cm" draw:start-shape="id2" draw:start-glue-point="2" draw:end-shape="id4" draw:end-glue-point="2" svg:d="M17138 6661c0 4626-12236 3165-12236 2921" svg:viewBox="0 0 12237 3333">
          <text:p/>
        </draw:connector>
        <draw:frame draw:style-name="gr2" draw:text-style-name="P4" xml:id="id5" draw:id="id5" draw:layer="layout" svg:width="1.963cm" svg:height="0.646cm" svg:x="3.668cm" svg:y="15.018cm">
          <draw:text-box>
            <text:p text:style-name="P2">goroutine</text:p>
          </draw:text-box>
        </draw:frame>
        <draw:frame draw:style-name="gr2" draw:text-style-name="P4" xml:id="id7" draw:id="id7" draw:layer="layout" svg:width="1.963cm" svg:height="0.646cm" svg:x="3.61cm" svg:y="17.05cm">
          <draw:text-box>
            <text:p text:style-name="P2">goroutine</text:p>
          </draw:text-box>
        </draw:frame>
        <draw:frame draw:style-name="gr2" draw:text-style-name="P4" xml:id="id8" draw:id="id8" draw:layer="layout" svg:width="1.963cm" svg:height="0.646cm" svg:x="3.922cm" svg:y="19.706cm">
          <draw:text-box>
            <text:p text:style-name="P2">goroutine</text:p>
          </draw:text-box>
        </draw:frame>
        <draw:frame draw:style-name="gr9" draw:text-style-name="P5" xml:id="id6" draw:id="id6" draw:layer="layout" svg:width="1.984cm" svg:height="0.962cm" svg:x="16.114cm" svg:y="16.469cm">
          <draw:text-box>
            <text:p>sf.Do</text:p>
          </draw:text-box>
        </draw:frame>
        <draw:connector draw:style-name="gr4" draw:text-style-name="P6" draw:layer="layout" draw:type="curve" svg:x1="4.649cm" svg:y1="15.018cm" svg:x2="17.106cm" svg:y2="16.469cm" draw:start-shape="id5" draw:start-glue-point="0" draw:end-shape="id6" draw:end-glue-point="0" svg:d="M4649 15018c0-750 12457-1475 12457 1451" svg:viewBox="0 0 12458 2119">
          <text:p/>
        </draw:connector>
        <draw:connector draw:style-name="gr4" draw:text-style-name="P6" draw:layer="layout" draw:type="curve" svg:x1="17.106cm" svg:y1="17.431cm" svg:x2="4.649cm" svg:y2="15.664cm" draw:start-shape="id6" draw:start-glue-point="2" draw:end-shape="id5" draw:end-glue-point="2" svg:d="M17106 17431c0 750-12457 1633-12457-1767" svg:viewBox="0 0 12458 2459">
          <text:p/>
        </draw:connector>
        <draw:connector draw:style-name="gr5" draw:text-style-name="P6" draw:layer="layout" draw:type="curve" svg:x1="4.591cm" svg:y1="17.05cm" svg:x2="17.106cm" svg:y2="16.469cm" draw:start-shape="id7" draw:start-glue-point="0" draw:end-shape="id6" draw:end-glue-point="0" svg:d="M4591 17050c0-1621 12515-1331 12515-581" svg:viewBox="0 0 12516 1184">
          <text:p/>
        </draw:connector>
        <draw:connector draw:style-name="gr10" draw:text-style-name="P6" draw:layer="layout" draw:type="curve" svg:x1="17.106cm" svg:y1="17.431cm" svg:x2="4.591cm" svg:y2="17.696cm" draw:start-shape="id6" draw:start-glue-point="2" draw:end-shape="id7" draw:end-glue-point="2" svg:d="M17106 17431c0 1147-12515 1015-12515 265" svg:viewBox="0 0 12516 846">
          <text:p/>
        </draw:connector>
        <draw:connector draw:style-name="gr7" draw:text-style-name="P6" draw:layer="layout" draw:type="curve" draw:line-skew="0.616cm" svg:x1="4.903cm" svg:y1="19.706cm" svg:x2="17.106cm" svg:y2="16.469cm" draw:start-shape="id8" draw:start-glue-point="0" draw:end-shape="id6" draw:end-glue-point="0" svg:d="M4903 19706c0-4681 12203-3063 12203-3237" svg:viewBox="0 0 12204 3372">
          <text:p/>
        </draw:connector>
        <draw:connector draw:style-name="gr11" draw:text-style-name="P6" draw:layer="layout" draw:type="curve" draw:line-skew="-0.337cm" svg:x1="17.106cm" svg:y1="17.431cm" svg:x2="4.903cm" svg:y2="20.352cm" draw:start-shape="id6" draw:start-glue-point="2" draw:end-shape="id8" draw:end-glue-point="2" svg:d="M17106 17431c0 4626-12203 3165-12203 2921" svg:viewBox="0 0 12204 3333">
          <text:p/>
        </draw:connector>
        <draw:frame draw:style-name="gr12" draw:text-style-name="P5" xml:id="id9" draw:id="id9" draw:layer="layout" svg:width="2.051cm" svg:height="0.962cm" svg:x="21.447cm" svg:y="16.167cm">
          <draw:text-box>
            <text:p>func1</text:p>
          </draw:text-box>
        </draw:frame>
        <draw:connector draw:style-name="gr13" draw:text-style-name="P6" draw:layer="layout" draw:type="curve" svg:x1="17.106cm" svg:y1="16.469cm" svg:x2="22.472cm" svg:y2="16.167cm" draw:start-shape="id6" draw:start-glue-point="0" draw:end-shape="id9" draw:end-glue-point="0" svg:d="M17106 16469c0-1203 5366-1052 5366-302" svg:viewBox="0 0 5367 885">
          <text:p/>
        </draw:connector>
        <draw:connector draw:style-name="gr13" draw:text-style-name="P6" draw:layer="layout" draw:type="curve" svg:x1="22.472cm" svg:y1="17.129cm" svg:x2="17.106cm" svg:y2="17.431cm" draw:start-shape="id9" draw:start-glue-point="2" draw:end-shape="id6" draw:end-glue-point="2" svg:d="M22472 17129c0 1203-5366 1052-5366 302" svg:viewBox="0 0 5367 885">
          <text:p/>
        </draw:connector>
        <draw:frame draw:style-name="gr3" draw:text-style-name="P5" draw:layer="layout" svg:width="3.216cm" svg:height="0.962cm" svg:x="11.687cm" svg:y="28.232cm">
          <draw:text-box>
            <text:p>g.mu.lock</text:p>
          </draw:text-box>
        </draw:frame>
        <draw:frame draw:style-name="gr3" draw:text-style-name="P5" draw:layer="layout" svg:width="1.56cm" svg:height="0.962cm" svg:x="11.941cm" svg:y="29.629cm">
          <draw:text-box>
            <text:p>g.m</text:p>
          </draw:text-box>
        </draw:frame>
        <draw:frame draw:style-name="gr3" draw:text-style-name="P5" draw:layer="layout" svg:width="3.918cm" svg:height="0.962cm" svg:x="11.941cm" svg:y="31.153cm">
          <draw:text-box>
            <text:p>g.mu.unlock</text:p>
          </draw:text-box>
        </draw:frame>
        <draw:connector draw:style-name="gr13" draw:text-style-name="P6" draw:layer="layout" draw:type="line" svg:x1="12.326cm" svg:y1="26.925cm" svg:x2="13.571cm" svg:y2="33.867cm" svg:d="M12326 26925l1245 6942" svg:viewBox="0 0 1246 6943">
          <text:p/>
        </draw:connector>
        <draw:frame draw:style-name="gr3" draw:text-style-name="P5" draw:layer="layout" svg:width="1.383cm" svg:height="0.962cm" svg:x="8.366cm" svg:y="27.543cm">
          <draw:text-box>
            <text:p>get</text:p>
          </draw:text-box>
        </draw:frame>
        <draw:frame draw:style-name="gr3" draw:text-style-name="P5" draw:layer="layout" svg:width="1.556cm" svg:height="0.962cm" svg:x="8.493cm" svg:y="29.448cm">
          <draw:text-box>
            <text:p>add</text:p>
          </draw:text-box>
        </draw:frame>
        <draw:frame draw:style-name="gr3" draw:text-style-name="P5" draw:layer="layout" svg:width="1.344cm" svg:height="0.962cm" svg:x="8.62cm" svg:y="32.115cm">
          <draw:text-box>
            <text:p>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0T13:48:50.362252087</meta:creation-date>
    <meta:generator>LibreOffice/6.0.7.3$Linux_X86_64 LibreOffice_project/00m0$Build-3</meta:generator>
    <dc:date>2021-05-10T16:58:11.604134887</dc:date>
    <meta:editing-duration>PT38M34S</meta:editing-duration>
    <meta:editing-cycles>6</meta:editing-cycles>
    <meta:document-statistic meta:object-count="31"/>
  </office:meta>
</office:document-meta>
</file>